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141998186330" calcext:value-type="float">
            <text:p>1419981863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1290892603" calcext:value-type="float">
            <text:p>12908926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141921589700" calcext:value-type="float">
            <text:p>141921589700</text:p>
          </table:table-cell>
          <table:table-cell office:value-type="float" office:value="141921561870" calcext:value-type="float">
            <text:p>141921561870</text:p>
          </table:table-cell>
          <table:table-cell office:value-type="float" office:value="141921534040" calcext:value-type="float">
            <text:p>141921534040</text:p>
          </table:table-cell>
          <table:table-cell office:value-type="float" office:value="141921506210" calcext:value-type="float">
            <text:p>141921506210</text:p>
          </table:table-cell>
          <table:table-cell office:value-type="float" office:value="141921478380" calcext:value-type="float">
            <text:p>141921478380</text:p>
          </table:table-cell>
          <table:table-cell office:value-type="float" office:value="141921451650" calcext:value-type="float">
            <text:p>141921451650</text:p>
          </table:table-cell>
          <table:table-cell office:value-type="float" office:value="141921423930" calcext:value-type="float">
            <text:p>141921423930</text:p>
          </table:table-cell>
          <table:table-cell office:value-type="float" office:value="141921394450" calcext:value-type="float">
            <text:p>141921394450</text:p>
          </table:table-cell>
          <table:table-cell office:value-type="float" office:value="141921387080" calcext:value-type="float">
            <text:p>141921387080</text:p>
          </table:table-cell>
          <table:table-cell office:value-type="float" office:value="141921324600" calcext:value-type="float">
            <text:p>141921324600</text:p>
          </table:table-cell>
          <table:table-cell office:value-type="float" office:value="141921334940" calcext:value-type="float">
            <text:p>141921334940</text:p>
          </table:table-cell>
          <table:table-cell office:value-type="float" office:value="141921305350" calcext:value-type="float">
            <text:p>141921305350</text:p>
          </table:table-cell>
          <table:table-cell office:value-type="float" office:value="141922187440" calcext:value-type="float">
            <text:p>141922187440</text:p>
          </table:table-cell>
          <table:table-cell office:value-type="float" office:value="141927817570" calcext:value-type="float">
            <text:p>141927817570</text:p>
          </table:table-cell>
          <table:table-cell office:value-type="float" office:value="141927287480" calcext:value-type="float">
            <text:p>141927287480</text:p>
          </table:table-cell>
          <table:table-cell office:value-type="float" office:value="141935538580" calcext:value-type="float">
            <text:p>141935538580</text:p>
          </table:table-cell>
          <table:table-cell office:value-type="float" office:value="141932369260" calcext:value-type="float">
            <text:p>14193236926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RxPackets</text:p>
          </table:table-cell>
          <table:table-cell table:style-name="ce1" office:value-type="float" office:value="1290196270" calcext:value-type="float">
            <text:p>1290196270</text:p>
          </table:table-cell>
          <table:table-cell table:style-name="ce1" office:value-type="float" office:value="1290196017" calcext:value-type="float">
            <text:p>1290196017</text:p>
          </table:table-cell>
          <table:table-cell table:style-name="ce1" office:value-type="float" office:value="1290195764" calcext:value-type="float">
            <text:p>1290195764</text:p>
          </table:table-cell>
          <table:table-cell table:style-name="ce1" office:value-type="float" office:value="1290195511" calcext:value-type="float">
            <text:p>1290195511</text:p>
          </table:table-cell>
          <table:table-cell table:style-name="ce1" office:value-type="float" office:value="1290195258" calcext:value-type="float">
            <text:p>1290195258</text:p>
          </table:table-cell>
          <table:table-cell table:style-name="ce1" office:value-type="float" office:value="1290195015" calcext:value-type="float">
            <text:p>1290195015</text:p>
          </table:table-cell>
          <table:table-cell table:style-name="ce1" office:value-type="float" office:value="1290194763" calcext:value-type="float">
            <text:p>1290194763</text:p>
          </table:table-cell>
          <table:table-cell table:style-name="ce1" office:value-type="float" office:value="1290194495" calcext:value-type="float">
            <text:p>1290194495</text:p>
          </table:table-cell>
          <table:table-cell table:style-name="ce1" office:value-type="float" office:value="1290194428" calcext:value-type="float">
            <text:p>1290194428</text:p>
          </table:table-cell>
          <table:table-cell table:style-name="ce1" office:value-type="float" office:value="1290193860" calcext:value-type="float">
            <text:p>1290193860</text:p>
          </table:table-cell>
          <table:table-cell table:style-name="ce1" office:value-type="float" office:value="1290193954" calcext:value-type="float">
            <text:p>1290193954</text:p>
          </table:table-cell>
          <table:table-cell table:style-name="ce1" office:value-type="float" office:value="1290193685" calcext:value-type="float">
            <text:p>1290193685</text:p>
          </table:table-cell>
          <table:table-cell table:style-name="ce1" office:value-type="float" office:value="1290201704" calcext:value-type="float">
            <text:p>1290201704</text:p>
          </table:table-cell>
          <table:table-cell table:style-name="ce1" office:value-type="float" office:value="1290252887" calcext:value-type="float">
            <text:p>1290252887</text:p>
          </table:table-cell>
          <table:table-cell table:style-name="ce1" office:value-type="float" office:value="1290248068" calcext:value-type="float">
            <text:p>1290248068</text:p>
          </table:table-cell>
          <table:table-cell table:style-name="ce1" office:value-type="float" office:value="1290323078" calcext:value-type="float">
            <text:p>1290323078</text:p>
          </table:table-cell>
          <table:table-cell table:style-name="ce1" office:value-type="float" office:value="1290294266" calcext:value-type="float">
            <text:p>1290294266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696333" calcext:value-type="float">
            <text:p>696333</text:p>
          </table:table-cell>
          <table:table-cell office:value-type="float" office:value="696586" calcext:value-type="float">
            <text:p>696586</text:p>
          </table:table-cell>
          <table:table-cell office:value-type="float" office:value="696839" calcext:value-type="float">
            <text:p>696839</text:p>
          </table:table-cell>
          <table:table-cell office:value-type="float" office:value="697092" calcext:value-type="float">
            <text:p>697092</text:p>
          </table:table-cell>
          <table:table-cell office:value-type="float" office:value="697345" calcext:value-type="float">
            <text:p>697345</text:p>
          </table:table-cell>
          <table:table-cell office:value-type="float" office:value="697588" calcext:value-type="float">
            <text:p>697588</text:p>
          </table:table-cell>
          <table:table-cell office:value-type="float" office:value="697840" calcext:value-type="float">
            <text:p>697840</text:p>
          </table:table-cell>
          <table:table-cell office:value-type="float" office:value="698108" calcext:value-type="float">
            <text:p>698108</text:p>
          </table:table-cell>
          <table:table-cell office:value-type="float" office:value="698175" calcext:value-type="float">
            <text:p>698175</text:p>
          </table:table-cell>
          <table:table-cell office:value-type="float" office:value="698743" calcext:value-type="float">
            <text:p>698743</text:p>
          </table:table-cell>
          <table:table-cell office:value-type="float" office:value="698649" calcext:value-type="float">
            <text:p>698649</text:p>
          </table:table-cell>
          <table:table-cell office:value-type="float" office:value="698918" calcext:value-type="float">
            <text:p>698918</text:p>
          </table:table-cell>
          <table:table-cell office:value-type="float" office:value="690899" calcext:value-type="float">
            <text:p>690899</text:p>
          </table:table-cell>
          <table:table-cell office:value-type="float" office:value="639716" calcext:value-type="float">
            <text:p>639716</text:p>
          </table:table-cell>
          <table:table-cell office:value-type="float" office:value="644535" calcext:value-type="float">
            <text:p>644535</text:p>
          </table:table-cell>
          <table:table-cell office:value-type="float" office:value="569525" calcext:value-type="float">
            <text:p>569525</text:p>
          </table:table-cell>
          <table:table-cell office:value-type="float" office:value="598337" calcext:value-type="float">
            <text:p>59833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LostPacket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formula="of:=SUM([.B24:.R24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934" calcext:value-type="float">
            <text:p>934</text:p>
          </table:table-cell>
          <table:table-cell office:value-type="float" office:value="923" calcext:value-type="float">
            <text:p>9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4921450.223535" calcext:value-type="float">
            <text:p>74921450,223535</text:p>
          </table:table-cell>
          <table:table-cell office:value-type="float" office:value="1" calcext:value-type="float">
            <text:p>1</text:p>
          </table:table-cell>
          <table:table-cell office:value-type="float" office:value="79144137.393283" calcext:value-type="float">
            <text:p>79144137,393283</text:p>
          </table:table-cell>
          <table:table-cell office:value-type="float" office:value="58997583.272722" calcext:value-type="float">
            <text:p>58997583,272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2535" calcext:value-type="float">
            <text:p>2535</text:p>
          </table:table-cell>
          <table:table-cell table:number-columns-repeated="2" office:value-type="float" office:value="4435" calcext:value-type="float">
            <text:p>4435</text:p>
          </table:table-cell>
          <table:table-cell office:value-type="float" office:value="4459" calcext:value-type="float">
            <text:p>4459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6889" calcext:value-type="float">
            <text:p>6889</text:p>
          </table:table-cell>
          <table:table-cell office:value-type="float" office:value="7017" calcext:value-type="float">
            <text:p>7017</text:p>
          </table:table-cell>
          <table:table-cell office:value-type="float" office:value="6993" calcext:value-type="float">
            <text:p>6993</text:p>
          </table:table-cell>
          <table:table-cell office:value-type="float" office:value="9567" calcext:value-type="float">
            <text:p>9567</text:p>
          </table:table-cell>
          <table:table-cell office:value-type="float" office:value="9519" calcext:value-type="float">
            <text:p>9519</text:p>
          </table:table-cell>
          <table:table-cell office:value-type="float" office:value="9543" calcext:value-type="float">
            <text:p>9543</text:p>
          </table:table-cell>
          <table:table-cell office:value-type="float" office:value="9567" calcext:value-type="float">
            <text:p>95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2996" calcext:value-type="float">
            <text:p>2996</text:p>
          </table:table-cell>
          <table:table-cell table:number-columns-repeated="2" office:value-type="float" office:value="3032" calcext:value-type="float">
            <text:p>3032</text:p>
          </table:table-cell>
          <table:table-cell office:value-type="float" office:value="3049" calcext:value-type="float">
            <text:p>3049</text:p>
          </table:table-cell>
          <table:table-cell office:value-type="float" office:value="3055" calcext:value-type="float">
            <text:p>3055</text:p>
          </table:table-cell>
          <table:table-cell office:value-type="float" office:value="5225" calcext:value-type="float">
            <text:p>5225</text:p>
          </table:table-cell>
          <table:table-cell office:value-type="float" office:value="5253" calcext:value-type="float">
            <text:p>5253</text:p>
          </table:table-cell>
          <table:table-cell office:value-type="float" office:value="5271" calcext:value-type="float">
            <text:p>5271</text:p>
          </table:table-cell>
          <table:table-cell office:value-type="float" office:value="5250" calcext:value-type="float">
            <text:p>5250</text:p>
          </table:table-cell>
          <table:table-cell office:value-type="float" office:value="7939" calcext:value-type="float">
            <text:p>7939</text:p>
          </table:table-cell>
          <table:table-cell office:value-type="float" office:value="7943" calcext:value-type="float">
            <text:p>7943</text:p>
          </table:table-cell>
          <table:table-cell office:value-type="float" office:value="8020" calcext:value-type="float">
            <text:p>8020</text:p>
          </table:table-cell>
          <table:table-cell office:value-type="float" office:value="8010" calcext:value-type="float">
            <text:p>8010</text:p>
          </table:table-cell>
          <table:table-cell office:value-type="float" office:value="10695" calcext:value-type="float">
            <text:p>10695</text:p>
          </table:table-cell>
          <table:table-cell office:value-type="float" office:value="10715" calcext:value-type="float">
            <text:p>10715</text:p>
          </table:table-cell>
          <table:table-cell office:value-type="float" office:value="10682" calcext:value-type="float">
            <text:p>10682</text:p>
          </table:table-cell>
          <table:table-cell office:value-type="float" office:value="10691" calcext:value-type="float">
            <text:p>106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9836" calcext:value-type="float">
            <text:p>29836</text:p>
          </table:table-cell>
          <table:table-cell office:value-type="float" office:value="29885" calcext:value-type="float">
            <text:p>29885</text:p>
          </table:table-cell>
          <table:table-cell office:value-type="float" office:value="29933" calcext:value-type="float">
            <text:p>29933</text:p>
          </table:table-cell>
          <table:table-cell office:value-type="float" office:value="29957" calcext:value-type="float">
            <text:p>29957</text:p>
          </table:table-cell>
          <table:table-cell office:value-type="float" office:value="25771" calcext:value-type="float">
            <text:p>25771</text:p>
          </table:table-cell>
          <table:table-cell office:value-type="float" office:value="36067" calcext:value-type="float">
            <text:p>36067</text:p>
          </table:table-cell>
          <table:table-cell office:value-type="float" office:value="37173" calcext:value-type="float">
            <text:p>37173</text:p>
          </table:table-cell>
          <table:table-cell office:value-type="float" office:value="37197" calcext:value-type="float">
            <text:p>37197</text:p>
          </table:table-cell>
          <table:table-cell office:value-type="float" office:value="37173" calcext:value-type="float">
            <text:p>37173</text:p>
          </table:table-cell>
          <table:table-cell office:value-type="float" office:value="42224" calcext:value-type="float">
            <text:p>42224</text:p>
          </table:table-cell>
          <table:table-cell office:value-type="float" office:value="42200" calcext:value-type="float">
            <text:p>42200</text:p>
          </table:table-cell>
          <table:table-cell office:value-type="float" office:value="39923" calcext:value-type="float">
            <text:p>39923</text:p>
          </table:table-cell>
          <table:table-cell office:value-type="float" office:value="42305" calcext:value-type="float">
            <text:p>42305</text:p>
          </table:table-cell>
          <table:table-cell office:value-type="float" office:value="44542" calcext:value-type="float">
            <text:p>44542</text:p>
          </table:table-cell>
          <table:table-cell office:value-type="float" office:value="50291" calcext:value-type="float">
            <text:p>50291</text:p>
          </table:table-cell>
          <table:table-cell office:value-type="float" office:value="50170" calcext:value-type="float">
            <text:p>50170</text:p>
          </table:table-cell>
          <table:table-cell office:value-type="float" office:value="50267" calcext:value-type="float">
            <text:p>502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7301" calcext:value-type="float">
            <text:p>27301</text:p>
          </table:table-cell>
          <table:table-cell office:value-type="float" office:value="27350" calcext:value-type="float">
            <text:p>27350</text:p>
          </table:table-cell>
          <table:table-cell table:number-columns-repeated="2" office:value-type="float" office:value="27422" calcext:value-type="float">
            <text:p>27422</text:p>
          </table:table-cell>
          <table:table-cell office:value-type="float" office:value="23236" calcext:value-type="float">
            <text:p>23236</text:p>
          </table:table-cell>
          <table:table-cell office:value-type="float" office:value="31632" calcext:value-type="float">
            <text:p>31632</text:p>
          </table:table-cell>
          <table:table-cell table:number-columns-repeated="3" office:value-type="float" office:value="32738" calcext:value-type="float">
            <text:p>32738</text:p>
          </table:table-cell>
          <table:table-cell office:value-type="float" office:value="35335" calcext:value-type="float">
            <text:p>35335</text:p>
          </table:table-cell>
          <table:table-cell office:value-type="float" office:value="35311" calcext:value-type="float">
            <text:p>35311</text:p>
          </table:table-cell>
          <table:table-cell office:value-type="float" office:value="32906" calcext:value-type="float">
            <text:p>32906</text:p>
          </table:table-cell>
          <table:table-cell office:value-type="float" office:value="35312" calcext:value-type="float">
            <text:p>35312</text:p>
          </table:table-cell>
          <table:table-cell office:value-type="float" office:value="34975" calcext:value-type="float">
            <text:p>34975</text:p>
          </table:table-cell>
          <table:table-cell office:value-type="float" office:value="40772" calcext:value-type="float">
            <text:p>40772</text:p>
          </table:table-cell>
          <table:table-cell office:value-type="float" office:value="40627" calcext:value-type="float">
            <text:p>40627</text:p>
          </table:table-cell>
          <table:table-cell office:value-type="float" office:value="40700" calcext:value-type="float">
            <text:p>407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7109" calcext:value-type="float">
            <text:p>27109</text:p>
          </table:table-cell>
          <table:table-cell office:value-type="float" office:value="27157" calcext:value-type="float">
            <text:p>27157</text:p>
          </table:table-cell>
          <table:table-cell office:value-type="float" office:value="27205" calcext:value-type="float">
            <text:p>27205</text:p>
          </table:table-cell>
          <table:table-cell office:value-type="float" office:value="27109" calcext:value-type="float">
            <text:p>27109</text:p>
          </table:table-cell>
          <table:table-cell office:value-type="float" office:value="23019" calcext:value-type="float">
            <text:p>23019</text:p>
          </table:table-cell>
          <table:table-cell office:value-type="float" office:value="31342" calcext:value-type="float">
            <text:p>31342</text:p>
          </table:table-cell>
          <table:table-cell office:value-type="float" office:value="32328" calcext:value-type="float">
            <text:p>32328</text:p>
          </table:table-cell>
          <table:table-cell office:value-type="float" office:value="32352" calcext:value-type="float">
            <text:p>32352</text:p>
          </table:table-cell>
          <table:table-cell office:value-type="float" office:value="32328" calcext:value-type="float">
            <text:p>32328</text:p>
          </table:table-cell>
          <table:table-cell office:value-type="float" office:value="34878" calcext:value-type="float">
            <text:p>34878</text:p>
          </table:table-cell>
          <table:table-cell office:value-type="float" office:value="34854" calcext:value-type="float">
            <text:p>34854</text:p>
          </table:table-cell>
          <table:table-cell office:value-type="float" office:value="32425" calcext:value-type="float">
            <text:p>32425</text:p>
          </table:table-cell>
          <table:table-cell office:value-type="float" office:value="34854" calcext:value-type="float">
            <text:p>34854</text:p>
          </table:table-cell>
          <table:table-cell office:value-type="float" office:value="34349" calcext:value-type="float">
            <text:p>34349</text:p>
          </table:table-cell>
          <table:table-cell office:value-type="float" office:value="40122" calcext:value-type="float">
            <text:p>40122</text:p>
          </table:table-cell>
          <table:table-cell office:value-type="float" office:value="40002" calcext:value-type="float">
            <text:p>40002</text:p>
          </table:table-cell>
          <table:table-cell office:value-type="float" office:value="40074" calcext:value-type="float">
            <text:p>400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7109" calcext:value-type="float">
            <text:p>27109</text:p>
          </table:table-cell>
          <table:table-cell office:value-type="float" office:value="27157" calcext:value-type="float">
            <text:p>27157</text:p>
          </table:table-cell>
          <table:table-cell office:value-type="float" office:value="27205" calcext:value-type="float">
            <text:p>27205</text:p>
          </table:table-cell>
          <table:table-cell office:value-type="float" office:value="27109" calcext:value-type="float">
            <text:p>27109</text:p>
          </table:table-cell>
          <table:table-cell office:value-type="float" office:value="23019" calcext:value-type="float">
            <text:p>23019</text:p>
          </table:table-cell>
          <table:table-cell office:value-type="float" office:value="31342" calcext:value-type="float">
            <text:p>31342</text:p>
          </table:table-cell>
          <table:table-cell office:value-type="float" office:value="32328" calcext:value-type="float">
            <text:p>32328</text:p>
          </table:table-cell>
          <table:table-cell office:value-type="float" office:value="32352" calcext:value-type="float">
            <text:p>32352</text:p>
          </table:table-cell>
          <table:table-cell office:value-type="float" office:value="32328" calcext:value-type="float">
            <text:p>32328</text:p>
          </table:table-cell>
          <table:table-cell office:value-type="float" office:value="34878" calcext:value-type="float">
            <text:p>34878</text:p>
          </table:table-cell>
          <table:table-cell office:value-type="float" office:value="34854" calcext:value-type="float">
            <text:p>34854</text:p>
          </table:table-cell>
          <table:table-cell office:value-type="float" office:value="32425" calcext:value-type="float">
            <text:p>32425</text:p>
          </table:table-cell>
          <table:table-cell office:value-type="float" office:value="34854" calcext:value-type="float">
            <text:p>34854</text:p>
          </table:table-cell>
          <table:table-cell office:value-type="float" office:value="34349" calcext:value-type="float">
            <text:p>34349</text:p>
          </table:table-cell>
          <table:table-cell office:value-type="float" office:value="40122" calcext:value-type="float">
            <text:p>40122</text:p>
          </table:table-cell>
          <table:table-cell office:value-type="float" office:value="40002" calcext:value-type="float">
            <text:p>40002</text:p>
          </table:table-cell>
          <table:table-cell office:value-type="float" office:value="40074" calcext:value-type="float">
            <text:p>400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cket loss rate</text:p>
          </table:table-cell>
          <table:table-cell table:number-columns-repeated="1022"/>
        </table:table-row>
        <table:table-row table:style-name="ro1">
          <table:table-cell/>
          <table:table-cell table:formula="of:=[.B23]/[.B14]" office:value-type="float" office:value="0.000539419776968077" calcext:value-type="float">
            <text:p>0,0005394198</text:p>
          </table:table-cell>
          <table:table-cell table:formula="of:=[.C23]/[.C14]" office:value-type="float" office:value="0.000539615765386797" calcext:value-type="float">
            <text:p>0,0005396158</text:p>
          </table:table-cell>
          <table:table-cell table:formula="of:=[.D23]/[.D14]" office:value-type="float" office:value="0.000539811753805518" calcext:value-type="float">
            <text:p>0,0005398118</text:p>
          </table:table-cell>
          <table:table-cell table:formula="of:=[.E23]/[.E14]" office:value-type="float" office:value="0.000540007742224238" calcext:value-type="float">
            <text:p>0,0005400077</text:p>
          </table:table-cell>
          <table:table-cell table:formula="of:=[.F23]/[.F14]" office:value-type="float" office:value="0.000540203730642959" calcext:value-type="float">
            <text:p>0,0005402037</text:p>
          </table:table-cell>
          <table:table-cell table:formula="of:=[.G23]/[.G14]" office:value-type="float" office:value="0.000540391972483864" calcext:value-type="float">
            <text:p>0,000540392</text:p>
          </table:table-cell>
          <table:table-cell table:formula="of:=[.H23]/[.H14]" office:value-type="float" office:value="0.000540587186244803" calcext:value-type="float">
            <text:p>0,0005405872</text:p>
          </table:table-cell>
          <table:table-cell table:formula="of:=[.I23]/[.I14]" office:value-type="float" office:value="0.000540794794530246" calcext:value-type="float">
            <text:p>0,0005407948</text:p>
          </table:table-cell>
          <table:table-cell table:formula="of:=[.J23]/[.J14]" office:value-type="float" office:value="0.000540846696601607" calcext:value-type="float">
            <text:p>0,0005408467</text:p>
          </table:table-cell>
          <table:table-cell table:formula="of:=[.K23]/[.K14]" office:value-type="float" office:value="0.000541286702221502" calcext:value-type="float">
            <text:p>0,0005412867</text:p>
          </table:table-cell>
          <table:table-cell table:formula="of:=[.L23]/[.L14]" office:value-type="float" office:value="0.00054121388439004" calcext:value-type="float">
            <text:p>0,0005412139</text:p>
          </table:table-cell>
          <table:table-cell table:formula="of:=[.M23]/[.M14]" office:value-type="float" office:value="0.000541422267333265" calcext:value-type="float">
            <text:p>0,0005414223</text:p>
          </table:table-cell>
          <table:table-cell table:formula="of:=[.N23]/[.N14]" office:value-type="float" office:value="0.000535210286583384" calcext:value-type="float">
            <text:p>0,0005352103</text:p>
          </table:table-cell>
          <table:table-cell table:formula="of:=[.O23]/[.O14]" office:value-type="float" office:value="0.000495560977352661" calcext:value-type="float">
            <text:p>0,000495561</text:p>
          </table:table-cell>
          <table:table-cell table:formula="of:=[.P23]/[.P14]" office:value-type="float" office:value="0.000499294053201729" calcext:value-type="float">
            <text:p>0,0004992941</text:p>
          </table:table-cell>
          <table:table-cell table:formula="of:=[.Q23]/[.Q14]" office:value-type="float" office:value="0.000441186973011108" calcext:value-type="float">
            <text:p>0,000441187</text:p>
          </table:table-cell>
          <table:table-cell table:formula="of:=[.R23]/[.R14]" office:value-type="float" office:value="0.000463506413011803" calcext:value-type="float">
            <text:p>0,000463506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TxRxDiff</text:p>
          </table:table-cell>
          <table:table-cell table:number-columns-repeated="2"/>
          <table:table-cell office:value-type="string" calcext:value-type="string">
            <text:p><text:s text:c="2"/>TxRxDiff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<text:s text:c="2"/>TxPacke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96333" calcext:value-type="float">
            <text:p>696333</text:p>
          </table:table-cell>
          <table:table-cell office:value-type="string" calcext:value-type="string">
            <text:p>0.000539419776968077</text:p>
          </table:table-cell>
          <table:table-cell/>
          <table:table-cell office:value-type="float" office:value="696333" calcext:value-type="float">
            <text:p>696333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3]/[.H53]" office:value-type="float" office:value="0.000539419776968077" calcext:value-type="float">
            <text:p>0,0005394198</text:p>
          </table:table-cell>
          <table:table-cell table:formula="of:=[.G53]/[.H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6586" calcext:value-type="float">
            <text:p>696586</text:p>
          </table:table-cell>
          <table:table-cell office:value-type="string" calcext:value-type="string">
            <text:p>0.000539615765386797</text:p>
          </table:table-cell>
          <table:table-cell/>
          <table:table-cell office:value-type="float" office:value="696586" calcext:value-type="float">
            <text:p>696586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4]/[.H54]" office:value-type="float" office:value="0.000539615765386797" calcext:value-type="float">
            <text:p>0,0005396158</text:p>
          </table:table-cell>
          <table:table-cell table:formula="of:=[.G54]/[.H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6839" calcext:value-type="float">
            <text:p>696839</text:p>
          </table:table-cell>
          <table:table-cell office:value-type="string" calcext:value-type="string">
            <text:p>0.000539811753805518</text:p>
          </table:table-cell>
          <table:table-cell/>
          <table:table-cell office:value-type="float" office:value="696839" calcext:value-type="float">
            <text:p>696839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5]/[.H55]" office:value-type="float" office:value="0.000539811753805518" calcext:value-type="float">
            <text:p>0,0005398118</text:p>
          </table:table-cell>
          <table:table-cell table:formula="of:=[.G55]/[.H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7092" calcext:value-type="float">
            <text:p>697092</text:p>
          </table:table-cell>
          <table:table-cell office:value-type="string" calcext:value-type="string">
            <text:p>0.000540007742224238</text:p>
          </table:table-cell>
          <table:table-cell/>
          <table:table-cell office:value-type="float" office:value="697092" calcext:value-type="float">
            <text:p>697092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6]/[.H56]" office:value-type="float" office:value="0.000540007742224238" calcext:value-type="float">
            <text:p>0,0005400077</text:p>
          </table:table-cell>
          <table:table-cell table:formula="of:=[.G56]/[.H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7345" calcext:value-type="float">
            <text:p>697345</text:p>
          </table:table-cell>
          <table:table-cell office:value-type="string" calcext:value-type="string">
            <text:p>0.000540203730642959</text:p>
          </table:table-cell>
          <table:table-cell/>
          <table:table-cell office:value-type="float" office:value="697345" calcext:value-type="float">
            <text:p>697345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7]/[.H57]" office:value-type="float" office:value="0.000540203730642959" calcext:value-type="float">
            <text:p>0,0005402037</text:p>
          </table:table-cell>
          <table:table-cell table:formula="of:=[.G57]/[.H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7588" calcext:value-type="float">
            <text:p>697588</text:p>
          </table:table-cell>
          <table:table-cell office:value-type="string" calcext:value-type="string">
            <text:p>0.000540391972483864</text:p>
          </table:table-cell>
          <table:table-cell/>
          <table:table-cell office:value-type="float" office:value="697588" calcext:value-type="float">
            <text:p>697588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8]/[.H58]" office:value-type="float" office:value="0.000540391972483864" calcext:value-type="float">
            <text:p>0,000540392</text:p>
          </table:table-cell>
          <table:table-cell table:formula="of:=[.G58]/[.H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7840" calcext:value-type="float">
            <text:p>697840</text:p>
          </table:table-cell>
          <table:table-cell office:value-type="string" calcext:value-type="string">
            <text:p>0.000540587186244803</text:p>
          </table:table-cell>
          <table:table-cell/>
          <table:table-cell office:value-type="float" office:value="697840" calcext:value-type="float">
            <text:p>697840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59]/[.H59]" office:value-type="float" office:value="0.000540587186244803" calcext:value-type="float">
            <text:p>0,0005405872</text:p>
          </table:table-cell>
          <table:table-cell table:formula="of:=[.G59]/[.H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8108" calcext:value-type="float">
            <text:p>698108</text:p>
          </table:table-cell>
          <table:table-cell office:value-type="string" calcext:value-type="string">
            <text:p>0.000540794794530246</text:p>
          </table:table-cell>
          <table:table-cell/>
          <table:table-cell office:value-type="float" office:value="698108" calcext:value-type="float">
            <text:p>698108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60]/[.H60]" office:value-type="float" office:value="0.000540794794530246" calcext:value-type="float">
            <text:p>0,0005407948</text:p>
          </table:table-cell>
          <table:table-cell table:formula="of:=[.G60]/[.H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8175" calcext:value-type="float">
            <text:p>698175</text:p>
          </table:table-cell>
          <table:table-cell office:value-type="string" calcext:value-type="string">
            <text:p>0.000540846696601607</text:p>
          </table:table-cell>
          <table:table-cell/>
          <table:table-cell office:value-type="float" office:value="698175" calcext:value-type="float">
            <text:p>698175</text:p>
          </table:table-cell>
          <table:table-cell office:value-type="float" office:value="2" calcext:value-type="float">
            <text:p>2</text:p>
          </table:table-cell>
          <table:table-cell office:value-type="float" office:value="1290892603" calcext:value-type="float">
            <text:p>1290892603</text:p>
          </table:table-cell>
          <table:table-cell table:formula="of:=[.F61]/[.H61]" office:value-type="float" office:value="0.000540846696601607" calcext:value-type="float">
            <text:p>0,0005408467</text:p>
          </table:table-cell>
          <table:table-cell table:formula="of:=[.G61]/[.H61]" office:value-type="float" office:value="0.00000000154931556300815" calcext:value-type="float">
            <text:p>1,54931556300815E-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8743" calcext:value-type="float">
            <text:p>698743</text:p>
          </table:table-cell>
          <table:table-cell office:value-type="string" calcext:value-type="string">
            <text:p>0.000541286702221502</text:p>
          </table:table-cell>
          <table:table-cell/>
          <table:table-cell office:value-type="float" office:value="698743" calcext:value-type="float">
            <text:p>698743</text:p>
          </table:table-cell>
          <table:table-cell office:value-type="float" office:value="0" calcext:value-type="float">
            <text:p>0</text:p>
          </table:table-cell>
          <table:table-cell office:value-type="float" office:value="1290892603" calcext:value-type="float">
            <text:p>1290892603</text:p>
          </table:table-cell>
          <table:table-cell table:formula="of:=[.F62]/[.H62]" office:value-type="float" office:value="0.000541286702221502" calcext:value-type="float">
            <text:p>0,0005412867</text:p>
          </table:table-cell>
          <table:table-cell table:formula="of:=[.G62]/[.H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8649" calcext:value-type="float">
            <text:p>698649</text:p>
          </table:table-cell>
          <table:table-cell office:value-type="string" calcext:value-type="string">
            <text:p>0.00054121388439004</text:p>
          </table:table-cell>
          <table:table-cell/>
          <table:table-cell office:value-type="float" office:value="698649" calcext:value-type="float">
            <text:p>698649</text:p>
          </table:table-cell>
          <table:table-cell office:value-type="float" office:value="2" calcext:value-type="float">
            <text:p>2</text:p>
          </table:table-cell>
          <table:table-cell office:value-type="float" office:value="1290892603" calcext:value-type="float">
            <text:p>1290892603</text:p>
          </table:table-cell>
          <table:table-cell table:formula="of:=[.F63]/[.H63]" office:value-type="float" office:value="0.00054121388439004" calcext:value-type="float">
            <text:p>0,0005412139</text:p>
          </table:table-cell>
          <table:table-cell table:formula="of:=[.G63]/[.H63]" office:value-type="float" office:value="0.00000000154931556300815" calcext:value-type="float">
            <text:p>1,54931556300815E-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8918" calcext:value-type="float">
            <text:p>698918</text:p>
          </table:table-cell>
          <table:table-cell office:value-type="string" calcext:value-type="string">
            <text:p>0.000541422267333265</text:p>
          </table:table-cell>
          <table:table-cell/>
          <table:table-cell office:value-type="float" office:value="698918" calcext:value-type="float">
            <text:p>698918</text:p>
          </table:table-cell>
          <table:table-cell office:value-type="float" office:value="2" calcext:value-type="float">
            <text:p>2</text:p>
          </table:table-cell>
          <table:table-cell office:value-type="float" office:value="1290892603" calcext:value-type="float">
            <text:p>1290892603</text:p>
          </table:table-cell>
          <table:table-cell table:formula="of:=[.F64]/[.H64]" office:value-type="float" office:value="0.000541422267333265" calcext:value-type="float">
            <text:p>0,0005414223</text:p>
          </table:table-cell>
          <table:table-cell table:formula="of:=[.G64]/[.H64]" office:value-type="float" office:value="0.00000000154931556300815" calcext:value-type="float">
            <text:p>1,54931556300815E-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90899" calcext:value-type="float">
            <text:p>690899</text:p>
          </table:table-cell>
          <table:table-cell office:value-type="string" calcext:value-type="string">
            <text:p>0.000535210286583384</text:p>
          </table:table-cell>
          <table:table-cell/>
          <table:table-cell office:value-type="float" office:value="690899" calcext:value-type="float">
            <text:p>690899</text:p>
          </table:table-cell>
          <table:table-cell office:value-type="float" office:value="60" calcext:value-type="float">
            <text:p>60</text:p>
          </table:table-cell>
          <table:table-cell office:value-type="float" office:value="1290892603" calcext:value-type="float">
            <text:p>1290892603</text:p>
          </table:table-cell>
          <table:table-cell table:formula="of:=[.F65]/[.H65]" office:value-type="float" office:value="0.000535210286583384" calcext:value-type="float">
            <text:p>0,0005352103</text:p>
          </table:table-cell>
          <table:table-cell table:formula="of:=[.G65]/[.H65]" office:value-type="float" office:value="0.0000000464794668902445" calcext:value-type="float">
            <text:p>4,64794668902445E-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39716" calcext:value-type="float">
            <text:p>639716</text:p>
          </table:table-cell>
          <table:table-cell office:value-type="string" calcext:value-type="string">
            <text:p>0.000495560977352661</text:p>
          </table:table-cell>
          <table:table-cell/>
          <table:table-cell office:value-type="float" office:value="639716" calcext:value-type="float">
            <text:p>639716</text:p>
          </table:table-cell>
          <table:table-cell office:value-type="float" office:value="460" calcext:value-type="float">
            <text:p>460</text:p>
          </table:table-cell>
          <table:table-cell office:value-type="float" office:value="1290892603" calcext:value-type="float">
            <text:p>1290892603</text:p>
          </table:table-cell>
          <table:table-cell table:formula="of:=[.F66]/[.H66]" office:value-type="float" office:value="0.000495560977352661" calcext:value-type="float">
            <text:p>0,000495561</text:p>
          </table:table-cell>
          <table:table-cell table:formula="of:=[.G66]/[.H66]" office:value-type="float" office:value="0.000000356342579491874" calcext:value-type="float">
            <text:p>3,56342579491874E-0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44535" calcext:value-type="float">
            <text:p>644535</text:p>
          </table:table-cell>
          <table:table-cell office:value-type="string" calcext:value-type="string">
            <text:p>0.000499294053201729</text:p>
          </table:table-cell>
          <table:table-cell/>
          <table:table-cell office:value-type="float" office:value="644535" calcext:value-type="float">
            <text:p>644535</text:p>
          </table:table-cell>
          <table:table-cell office:value-type="float" office:value="466" calcext:value-type="float">
            <text:p>466</text:p>
          </table:table-cell>
          <table:table-cell office:value-type="float" office:value="1290892603" calcext:value-type="float">
            <text:p>1290892603</text:p>
          </table:table-cell>
          <table:table-cell table:formula="of:=[.F67]/[.H67]" office:value-type="float" office:value="0.000499294053201729" calcext:value-type="float">
            <text:p>0,0004992941</text:p>
          </table:table-cell>
          <table:table-cell table:formula="of:=[.G67]/[.H67]" office:value-type="float" office:value="0.000000360990526180899" calcext:value-type="float">
            <text:p>0,00000036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69525" calcext:value-type="float">
            <text:p>569525</text:p>
          </table:table-cell>
          <table:table-cell office:value-type="string" calcext:value-type="string">
            <text:p>0.000441186973011108</text:p>
          </table:table-cell>
          <table:table-cell/>
          <table:table-cell office:value-type="float" office:value="569525" calcext:value-type="float">
            <text:p>569525</text:p>
          </table:table-cell>
          <table:table-cell office:value-type="float" office:value="934" calcext:value-type="float">
            <text:p>934</text:p>
          </table:table-cell>
          <table:table-cell office:value-type="float" office:value="1290892603" calcext:value-type="float">
            <text:p>1290892603</text:p>
          </table:table-cell>
          <table:table-cell table:formula="of:=[.F68]/[.H68]" office:value-type="float" office:value="0.000441186973011108" calcext:value-type="float">
            <text:p>0,000441187</text:p>
          </table:table-cell>
          <table:table-cell table:formula="of:=[.G68]/[.H68]" office:value-type="float" office:value="0.000000723530367924806" calcext:value-type="float">
            <text:p>7,23530367924806E-0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98337" calcext:value-type="float">
            <text:p>598337</text:p>
          </table:table-cell>
          <table:table-cell office:value-type="string" calcext:value-type="string">
            <text:p>0.000463506413011803</text:p>
          </table:table-cell>
          <table:table-cell/>
          <table:table-cell office:value-type="float" office:value="598337" calcext:value-type="float">
            <text:p>598337</text:p>
          </table:table-cell>
          <table:table-cell office:value-type="float" office:value="923" calcext:value-type="float">
            <text:p>923</text:p>
          </table:table-cell>
          <table:table-cell office:value-type="float" office:value="1290892603" calcext:value-type="float">
            <text:p>1290892603</text:p>
          </table:table-cell>
          <table:table-cell table:formula="of:=[.F69]/[.H69]" office:value-type="float" office:value="0.000463506413011803" calcext:value-type="float">
            <text:p>0,0004635064</text:p>
          </table:table-cell>
          <table:table-cell table:formula="of:=[.G69]/[.H69]" office:value-type="float" office:value="0.000000715009132328261" calcext:value-type="float">
            <text:p>0,00000071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8:02:21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3:34:41.534000000</meta:creation-date>
    <dc:date>2016-08-16T18:32:18.052000000</dc:date>
    <meta:editing-duration>PT55M12S</meta:editing-duration>
    <meta:editing-cycles>4</meta:editing-cycles>
    <meta:generator>LibreOffice/5.0.2.2$Windows_x86 LibreOffice_project/37b43f919e4de5eeaca9b9755ed688758a8251fe</meta:generator>
    <meta:document-statistic meta:table-count="1" meta:cell-count="833" meta:object-count="0"/>
  </office:meta>
</office:document-meta>
</file>